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2316" officeooo:paragraph-rsid="0002231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2316" officeooo:paragraph-rsid="00022316" style:font-weight-asian="bold" style:font-weight-complex="bold"/>
    </style:style>
    <style:style style:name="P3" style:family="paragraph" style:parent-style-name="Standard">
      <style:text-properties officeooo:paragraph-rsid="00022316"/>
    </style:style>
    <style:style style:name="P4" style:family="paragraph" style:parent-style-name="Standard">
      <style:text-properties officeooo:rsid="0002b847" officeooo:paragraph-rsid="0002b847"/>
    </style:style>
    <style:style style:name="P5" style:family="paragraph" style:parent-style-name="Standard">
      <style:text-properties officeooo:rsid="0003f669" officeooo:paragraph-rsid="0003f669"/>
    </style:style>
    <style:style style:name="P6" style:family="paragraph" style:parent-style-name="Standard">
      <style:text-properties officeooo:rsid="00058cf7" officeooo:paragraph-rsid="00058cf7"/>
    </style:style>
    <style:style style:name="P7" style:family="paragraph" style:parent-style-name="Standard">
      <style:text-properties officeooo:rsid="000987a8" officeooo:paragraph-rsid="000987a8"/>
    </style:style>
    <style:style style:name="P8" style:family="paragraph" style:parent-style-name="Standard">
      <style:text-properties officeooo:rsid="000cfb3e" officeooo:paragraph-rsid="000cfb3e"/>
    </style:style>
    <style:style style:name="P9" style:family="paragraph" style:parent-style-name="Standard">
      <style:text-properties officeooo:rsid="0010a93f" officeooo:paragraph-rsid="0010a93f"/>
    </style:style>
    <style:style style:name="P10" style:family="paragraph" style:parent-style-name="Standard">
      <style:text-properties officeooo:rsid="0011df85" officeooo:paragraph-rsid="0011df85"/>
    </style:style>
    <style:style style:name="P11" style:family="paragraph" style:parent-style-name="Standard">
      <style:text-properties officeooo:rsid="00134639" officeooo:paragraph-rsid="000cfb3e"/>
    </style:style>
    <style:style style:name="P12" style:family="paragraph" style:parent-style-name="Standard">
      <style:paragraph-properties fo:break-before="page"/>
      <style:text-properties officeooo:rsid="00058cf7" officeooo:paragraph-rsid="00058cf7"/>
    </style:style>
    <style:style style:name="P13" style:family="paragraph" style:parent-style-name="Standard">
      <style:text-properties officeooo:rsid="0003f669" officeooo:paragraph-rsid="0003f669"/>
    </style:style>
    <style:style style:name="P14" style:family="paragraph" style:parent-style-name="Standard">
      <style:text-properties officeooo:rsid="00165e24" officeooo:paragraph-rsid="00165e24"/>
    </style:style>
    <style:style style:name="T1" style:family="text">
      <style:text-properties officeooo:rsid="00022316"/>
    </style:style>
    <style:style style:name="T2" style:family="text">
      <style:text-properties officeooo:rsid="0002b847"/>
    </style:style>
    <style:style style:name="T3" style:family="text">
      <style:text-properties officeooo:rsid="00038576"/>
    </style:style>
    <style:style style:name="T4" style:family="text">
      <style:text-properties officeooo:rsid="000471f3"/>
    </style:style>
    <style:style style:name="T5" style:family="text">
      <style:text-properties officeooo:rsid="0007348c"/>
    </style:style>
    <style:style style:name="T6" style:family="text">
      <style:text-properties officeooo:rsid="0007a939"/>
    </style:style>
    <style:style style:name="T7" style:family="text">
      <style:text-properties officeooo:rsid="000c636c"/>
    </style:style>
    <style:style style:name="T8" style:family="text">
      <style:text-properties officeooo:rsid="000dd3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jidad Computacional</text:p>
      <text:p text:style-name="P1"/>
      <text:p text:style-name="P1">Uno intenta encontrar una cota superior para el tiempo de respuesta de la entrada.</text:p>
      <text:p text:style-name="P1">Se suele obtener de forma empírica.</text:p>
      <text:p text:style-name="P1"/>
      <text:p text:style-name="P3"><text:span text:style-name="T1">Ecuación Característica:</text:span> <text:span text:style-name="T1">T(n) = C * f(n)</text:span></text:p>
      <text:p text:style-name="P3">­</text:p>
      <text:p text:style-name="P3"/>
      <text:p text:style-name="P1">C → constante relacionada con el entorno</text:p>
      <text:p text:style-name="P1"/>
      <text:p text:style-name="P1">Tipos:</text:p>
      <text:p text:style-name="P1">- O(1) → tiempo de respuesta constante. <text:span text:style-name="T2">Ej: apilar/desapilar, encolar/desencolar, son constantes, no dependen de la cantidad de elementos que haya en la estructura.</text:span></text:p>
      <text:p text:style-name="P4">- O(ln) → tiempo de respuesta logarítmico. Ej: busqueda binaria, log(base2).</text:p>
      <text:p text:style-name="P4">- O(sqrt(n))</text:p>
      <text:p text:style-name="P4">- O(n) → <text:span text:style-name="T3">Ej:</text:span> recorrer e insertar, busqueda lineal, etc.</text:p>
      <text:p text:style-name="P4">- <text:span text:style-name="T3">O(n*log(n)) → Ej: quickSort</text:span></text:p>
      <text:p text:style-name="P4">- <text:span text:style-name="T3">O(n^(3/2)) → Ej: Shell</text:span></text:p>
      <text:p text:style-name="P4">- <text:span text:style-name="T3">O(n²) → Ej: bubbleSort</text:span></text:p>
      <text:p text:style-name="P4">- <text:span text:style-name="T3">O(n³)</text:span></text:p>
      <text:p text:style-name="P4">- <text:span text:style-name="T3">O(2^n)</text:span></text:p>
      <text:p text:style-name="P4">- <text:span text:style-name="T3">O(n!)</text:span></text:p>
      <text:p text:style-name="P4"/>
      <text:p text:style-name="P5">Reglas <text:span text:style-name="T4">(suma y producto)</text:span>:</text:p>
      <text:p text:style-name="P5">- Suma de complejidades: la resultante es la más costosa (cuando ejecuto código secuencialmente).</text:p>
      <text:p text:style-name="P5">- Ciclos anidados, código que incluye a otro: Producto de complejidades. (siempre que el índice sea el mismo, ambas cosas se hacen “n” veces).</text:p>
      <text:p text:style-name="P5"/>
      <text:p text:style-name="P14">Notaciones: </text:p>
      <text:p text:style-name="P14">O grande → Peor Caso</text:p>
      <text:p text:style-name="P14">Omega → Mejor Caso</text:p>
      <text:p text:style-name="P14">Theta → Caso Promedio</text:p>
      <text:p text:style-name="P12">Práctica VI</text:p>
      <text:p text:style-name="P6"/>
      <text:p text:style-name="P6">1) a) <text:span text:style-name="T5">Notación: </text:span>n², n, 2^n, n³, Orden: n, n², n³, 2^n.</text:p>
      <text:p text:style-name="P6"><text:s text:c="4"/><text:span text:style-name="T6">b) Notación: n, 2^n, 1, n, Orden: 1, n, 2^n.</text:span></text:p>
      <text:p text:style-name="P6"><text:s text:c="4"/><text:span text:style-name="T7">c) Notación: 1, n, 2^n, n, Orden: 1, n, 2^n.</text:span></text:p>
      <text:p text:style-name="P6"/>
      <text:p text:style-name="P7">2)</text:p>
      <text:p text:style-name="P7">a) F</text:p>
      <text:p text:style-name="P7">b) F</text:p>
      <text:p text:style-name="P7">c) F</text:p>
      <text:p text:style-name="P7">d) V</text:p>
      <text:p text:style-name="P7">e) F</text:p>
      <text:p text:style-name="P7">f) V</text:p>
      <text:p text:style-name="P7">g) V</text:p>
      <text:p text:style-name="P7"/>
      <text:p text:style-name="P8">3)</text:p>
      <text:p text:style-name="P8">a) <text:span text:style-name="T8">O(a² * log(a))</text:span></text:p>
      <text:p text:style-name="P8">b) O(n²)</text:p>
      <text:p text:style-name="P11"/>
      <text:p text:style-name="P9">14)</text:p>
      <text:p text:style-name="P10">a)</text:p>
      <text:p text:style-name="P9">S → n²</text:p>
      <text:p text:style-name="P9">10s . n=10000</text:p>
      <text:p text:style-name="P9">n2? → T2 = 30s</text:p>
      <text:p text:style-name="P9"/>
      <text:p text:style-name="P9">10 = C (10000)2</text:p>
      <text:p text:style-name="P9">C = 10^(-7)</text:p>
      <text:p text:style-name="P9">30 = 10^(-7) * n²</text:p>
      <text:p text:style-name="P9">n = sqrt(3)*10⁴</text:p>
      <text:p text:style-name="P10">b)</text:p>
      <text:p text:style-name="P10">T3 = 10^(-7) * (30000)² = 10^(-7) * 9 * 10⁸ = 90s</text:p>
      <text:p text:style-name="P10">c)</text:p>
      <text:p text:style-name="P10">C/3</text:p>
      <text:p text:style-name="P10">T4 = 10^(-7)/3 * (30000)² = 30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9:19:30.778000000</meta:creation-date>
    <dc:date>2016-09-09T20:49:33.835000000</dc:date>
    <meta:editing-duration>PT1H9M3S</meta:editing-duration>
    <meta:editing-cycles>18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53" meta:word-count="290" meta:character-count="1371" meta:non-whitespace-character-count="1146"/>
  </office:meta>
</office:document-meta>
</file>